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000000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" style:family="graphic">
      <style:graphic-properties style:protect="size"/>
    </style:style>
    <style:style style:name="gr3" style:family="graphic" style:parent-style-name="standard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" style:family="graphic" style:parent-style-name="standard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pr1" style:family="presentation" style:parent-style-name="Domyślnie-notes">
      <style:graphic-properties draw:stroke="none" draw:fill="none" draw:fill-color="#ffffff" draw:textarea-horizontal-align="justify" draw:textarea-vertical-align="middle" fo:min-height="11.43cm" draw:shadow-color="#808080"/>
    </style:style>
    <style:style style:name="P1" style:family="paragraph">
      <style:paragraph-properties fo:margin-left="0cm" fo:margin-right="0cm" fo:text-indent="0cm" style:punctuation-wrap="hanging" style:line-break="strict" style:writing-mode="lr-tb"/>
    </style:style>
    <style:style style:name="P2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3" style:family="paragraph">
      <style:paragraph-properties fo:margin-left="0cm" fo:margin-right="0cm" fo:text-indent="0cm" style:punctuation-wrap="hanging" style:line-break="strict" style:writing-mode="lr-tb" style:font-independent-line-spacing="true"/>
      <style:text-properties fo:font-size="18pt"/>
    </style:style>
    <style:style style:name="P4" style:family="paragraph">
      <style:text-properties fo:font-size="12pt"/>
    </style:style>
    <style:style style:name="T1" style:family="text">
      <style:text-properties fo:color="#ffffff" fo:font-size="32pt" fo:language="pl" fo:country="PL" style:font-size-asian="32pt" style:language-asian="pl" style:country-asian="PL" style:font-size-complex="32pt" style:language-complex="pl" style:country-complex="PL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Domyślnie" presentation:presentation-page-layout-name="AL1T0" presentation:use-date-time-name="dtd1">
        <draw:custom-shape draw:style-name="gr1" draw:text-style-name="P2" draw:layer="layout" svg:width="23.217cm" svg:height="19.217cm" svg:x="1.588cm" svg:y="-0.136cm">
          <text:list text:style-name="L1">
            <text:list-header>
              <text:p text:style-name="P1"><text:span text:style-name="T1">Dziękuję Ci, Boże, za wszystkie łaski,</text:span></text:p>
            </text:list-header>
            <text:list-item>
              <text:p text:style-name="P1"><text:span text:style-name="T1">Którymi mnie nieustanie obsypujesz,</text:span></text:p>
            </text:list-item>
            <text:list-item>
              <text:p text:style-name="P1"><text:span text:style-name="T1">Które mi świecą, jak słońca blaski,</text:span></text:p>
            </text:list-item>
            <text:list-item>
              <text:p text:style-name="P1"><text:span text:style-name="T1">A przez nie drogę pewną mi pokazujesz.</text:span></text:p>
            </text:list-item>
            <text:list-item>
              <text:p text:style-name="P1"><text:span text:style-name="T1"/></text:p>
            </text:list-item>
            <text:list-item>
              <text:p text:style-name="P1"><text:span text:style-name="T1">Dzięki Ci Boże, żeś mnie stworzył,</text:span></text:p>
            </text:list-item>
            <text:list-item>
              <text:p text:style-name="P1"><text:span text:style-name="T1">Żeś mnie powołał do bytu z nicości,</text:span></text:p>
            </text:list-item>
            <text:list-item>
              <text:p text:style-name="P1"><text:span text:style-name="T1">I swe Boski piętna w nią włożył,</text:span></text:p>
            </text:list-item>
            <text:list-item>
              <text:p text:style-name="P1"><text:span text:style-name="T1">A czynisz to jedynie z miłości.</text:span></text:p>
            </text:list-item>
            <text:list-item>
              <text:p text:style-name="P1"><text:span text:style-name="T1"/></text:p>
            </text:list-item>
            <text:list-item>
              <text:p text:style-name="P1"><text:span text:style-name="T1">Dzięki Ci, Boże, za chrzest święty,</text:span></text:p>
            </text:list-item>
            <text:list-item>
              <text:p text:style-name="P1"><text:span text:style-name="T1">Który mnie wszczepił w rodzinę Bożą,</text:span></text:p>
            </text:list-item>
            <text:list-item>
              <text:p text:style-name="P1"><text:span text:style-name="T1">Jest to dar łaski wielki i niepojęty,</text:span></text:p>
            </text:list-item>
            <text:list-item>
              <text:p text:style-name="P1"><text:span text:style-name="T1">Który nam dusze przeobraża.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7.144cm" svg:height="9.525cm" svg:x="5.953cm" svg:y="1.931cm" draw:page-number="1" presentation:class="page"/>
          <draw:frame presentation:style-name="pr1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1T0" presentation:use-date-time-name="dtd1">
        <draw:custom-shape draw:style-name="gr3" draw:text-style-name="P3" draw:layer="layout" svg:width="23.217cm" svg:height="19.217cm" svg:x="1.588cm" svg:y="-0.136cm">
          <text:list text:style-name="L1">
            <text:list-header>
              <text:p text:style-name="P1"><text:span text:style-name="T1">Dzięki Ci, dzięki Ci, Święty i niepojęty</text:span></text:p>
            </text:list-header>
            <text:list-item>
              <text:p text:style-name="P1"><text:span text:style-name="T1">Dzięki Ci, dzięki Ci, Boże Święty i niepojęty</text:span></text:p>
            </text:list-item>
            <text:list-item>
              <text:p text:style-name="P1"><text:span text:style-name="T1">Święty i niepojęty</text:span></text:p>
            </text:list-item>
            <text:list-item>
              <text:p text:style-name="P1"><text:span text:style-name="T1">Dzięki Ci, Panie, za spowiedź świętą,</text:span></text:p>
            </text:list-item>
            <text:list-item>
              <text:p text:style-name="P1"><text:span text:style-name="T1"/></text:p>
            </text:list-item>
            <text:list-item>
              <text:p text:style-name="P1"><text:span text:style-name="T1">Za to źródło wielkiego miłosierdzia,</text:span></text:p>
            </text:list-item>
            <text:list-item>
              <text:p text:style-name="P1"><text:span text:style-name="T1">Które jest niewyczerpane,</text:span></text:p>
            </text:list-item>
            <text:list-item>
              <text:p text:style-name="P1"><text:span text:style-name="T1">Za tę krynicę łask niepojętą,</text:span></text:p>
            </text:list-item>
            <text:list-item>
              <text:p text:style-name="P1"><text:span text:style-name="T1">W której dusze bieleją grzechem zmazane.</text:span></text:p>
            </text:list-item>
            <text:list-item>
              <text:p text:style-name="P1"><text:span text:style-name="T1"/></text:p>
            </text:list-item>
            <text:list-item>
              <text:p text:style-name="P1"><text:span text:style-name="T1">Dziękuję Ci, Jezus, za świętą Komunię,</text:span></text:p>
            </text:list-item>
            <text:list-item>
              <text:p text:style-name="P1"><text:span text:style-name="T1">W której Sam Siebie dajesz nam.</text:span></text:p>
            </text:list-item>
            <text:list-item>
              <text:p text:style-name="P1"><text:span text:style-name="T1">Czuję, jak Twe Serce w mej piersi bije,</text:span></text:p>
            </text:list-item>
            <text:list-item>
              <text:p text:style-name="P1"><text:span text:style-name="T1">Jak życie Boże rozwijasz we mnie sam.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7.144cm" svg:height="9.525cm" svg:x="5.953cm" svg:y="1.931cm" draw:page-number="2" presentation:class="page"/>
          <draw:frame presentation:style-name="pr1" draw:text-style-name="P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3" draw:style-name="dp1" draw:master-page-name="Domyślnie" presentation:presentation-page-layout-name="AL1T0" presentation:use-date-time-name="dtd1">
        <draw:custom-shape draw:style-name="gr4" draw:text-style-name="P3" draw:layer="layout" svg:width="23.217cm" svg:height="7.031cm" svg:x="1.588cm" svg:y="4.464cm">
          <text:list text:style-name="L1">
            <text:list-header>
              <text:p text:style-name="P1"><text:span text:style-name="T1">Dzięki Ci, Dzięki Ci, Boże Święty i niepojęty</text:span></text:p>
            </text:list-header>
            <text:list-item>
              <text:p text:style-name="P1"><text:span text:style-name="T1">Dzięki Ci, Dzięki Ci, Boże Święty i niepojęty</text:span></text:p>
            </text:list-item>
            <text:list-item>
              <text:p text:style-name="P1"><text:span text:style-name="T1">Dzięki Ci, Dzięki Ci, Boże Śfhwięty i niepojęty</text:span></text:p>
            </text:list-item>
            <text:list-item>
              <text:p text:style-name="P1"><text:span text:style-name="T1">Dzięki Ci, Dzięki Ci, Boże Święty i niepojęty</text:span></text:p>
            </text:list-item>
            <text:list-item>
              <text:p text:style-name="P1"><text:span text:style-name="T1">Święty i niepojęty.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7.144cm" svg:height="9.525cm" svg:x="5.953cm" svg:y="1.931cm" draw:page-number="3" presentation:class="page"/>
          <draw:frame presentation:style-name="pr1" draw:text-style-name="P4" draw:layer="layout" svg:width="15.24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linii" style:display-name="Obiekt bez wypełnienia i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omyślnie-background" style:family="presentation">
      <style:graphic-properties draw:stroke="none" draw:fill="solid" draw:fill-color="#000000" draw:textarea-horizontal-align="center" draw:textarea-vertical-align="middle" draw:shadow-color="#808080"/>
      <style:paragraph-properties fo:text-align="center"/>
    </style:style>
    <style:style style:name="Domyślnie-backgroundobjects" style:family="presentation">
      <style:graphic-properties draw:textarea-horizontal-align="left" draw:textarea-vertical-align="middle" fo:padding-top="0.13cm" fo:padding-bottom="0.13cm" fo:padding-left="0.25cm" fo:padding-right="0.25cm" draw:shadow="hidden" draw:shadow-offset-x="0.2cm" draw:shadow-offset-y="0.2cm" draw:shadow-color="#808080">
        <text:list-style style:name="Domyślnie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Domyślnie-notes" style:family="presentation">
      <style:graphic-properties draw:stroke="none" draw:fill="none">
        <text:list-style style:name="Domyślnie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Microsoft YaHei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omyślnie-outline1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Domyślnie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ffffff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font-family-asian="'Microsoft YaHei'" style:font-pitch-asian="variable" style:font-size-asian="32pt" style:font-style-asian="normal" style:font-weight-asian="normal" style:font-family-complex="'Microsoft YaHei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outline2" style:family="presentation" style:parent-style-name="Domyślnie-outline1">
      <style:paragraph-properties fo:margin-left="2.063cm" fo:margin-right="0cm" fo:margin-top="0.246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ffffff" style:text-line-through-style="none" style:text-position="0% 100%" fo:font-family="Calibri" style:font-family-generic="swiss" style:font-pitch="variable" fo:font-size="28pt" fo:font-style="normal" fo:text-shadow="none" style:text-underline-style="none" fo:font-weight="normal" style:font-family-asian="'Microsoft YaHei'" style:font-pitch-asian="variable" style:font-size-asian="28pt" style:font-style-asian="normal" style:font-weight-asian="normal" style:font-family-complex="'Microsoft YaHei'" style:font-pitch-complex="variable" style:font-size-complex="28pt" style:font-style-complex="normal" style:font-weight-complex="normal" style:font-relief="none"/>
    </style:style>
    <style:style style:name="Domyślnie-outline3" style:family="presentation" style:parent-style-name="Domyślnie-outline2">
      <style:paragraph-properties fo:margin-left="3.175cm" fo:margin-right="0cm" fo:margin-top="0.21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ffffff" style:text-line-through-style="none" style:text-position="0% 100%" fo:font-family="Calibri" style:font-family-generic="swiss" style:font-pitch="variable" fo:font-size="24pt" fo:font-style="normal" fo:text-shadow="none" style:text-underline-style="none" fo:font-weight="normal" style:font-family-asian="'Microsoft YaHei'" style:font-pitch-asian="variable" style:font-size-asian="24pt" style:font-style-asian="normal" style:font-weight-asian="normal" style:font-family-complex="'Microsoft YaHei'" style:font-pitch-complex="variable" style:font-size-complex="24pt" style:font-style-complex="normal" style:font-weight-complex="normal" style:font-relief="none"/>
    </style:style>
    <style:style style:name="Domyślnie-outline4" style:family="presentation" style:parent-style-name="Domyślnie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ffffff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Domyślnie-outline5" style:family="presentation" style:parent-style-name="Domyślnie-outline4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Domyślnie-outline6" style:family="presentation" style:parent-style-name="Domyślnie-outline5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Domyślnie-outline7" style:family="presentation" style:parent-style-name="Domyślnie-outline6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Domyślnie-outline8" style:family="presentation" style:parent-style-name="Domyślnie-outline7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Domyślnie-outline9" style:family="presentation" style:parent-style-name="Domyślnie-outline8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ffffff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font-family-asian="'Microsoft YaHei'" style:font-pitch-asian="variable" style:font-size-asian="32pt" style:font-style-asian="normal" style:font-weight-asian="normal" style:font-family-complex="'Microsoft YaHei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omyślnie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Calibri" style:font-family-generic="swiss" style:font-pitch="variable" fo:font-size="44pt" fo:font-style="normal" fo:text-shadow="none" style:text-underline-style="none" fo:font-weight="normal" style:font-family-asian="'Microsoft YaHei'" style:font-pitch-asian="variable" style:font-size-asian="44pt" style:font-style-asian="normal" style:font-weight-asian="normal" style:font-family-complex="'Microsoft YaHei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000000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pr1" style:family="presentation" style:parent-style-name="Domyślnie-backgroundobjects">
      <style:graphic-properties draw:stroke="none" draw:fill="none" draw:fill-color="#ffffff" draw:auto-grow-height="false" draw:auto-grow-width="false" fo:min-height="1.01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pl" fo:country="PL" style:language-asian="pl" style:country-asian="PL" style:language-complex="pl" style:country-complex="PL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er&gt;</text:page-number></text:span></text:p>
        </draw:text-box>
      </draw:frame>
    </style:handout-master>
    <style:master-page style:name="Domyślnie" style:page-layout-name="PM1" draw:style-name="Mdp1">
      <draw:frame presentation:style-name="Domyślnie-title" draw:layer="backgroundobjects" svg:width="22.856cm" svg:height="3.17cm" svg:x="1.27cm" svg:y="0.763cm" presentation:class="title" presentation:placeholder="true">
        <draw:text-box/>
      </draw:frame>
      <draw:frame presentation:style-name="Domyślnie-outline1" draw:layer="backgroundobjects" svg:width="22.856cm" svg:height="12.568cm" svg:x="1.27cm" svg:y="4.445cm" presentation:class="outline" presentation:placeholder="true">
        <draw:text-box/>
      </draw:frame>
      <draw:frame presentation:style-name="Mpr1" draw:layer="backgroundobjects" svg:width="5.922cm" svg:height="1.009cm" svg:x="1.27cm" svg:y="17.656cm" presentation:class="date-time">
        <draw:text-box>
          <text:list text:style-name="ML1">
            <text:list-header>
              <text:p><text:span text:style-name="MT2"><presentation:date-time/></text:span></text:p>
            </text:list-header>
          </text:list>
        </draw:text-box>
      </draw:frame>
      <draw:custom-shape draw:style-name="Mgr3" draw:text-style-name="MP3" draw:layer="backgroundobjects" svg:width="8.044cm" svg:height="1.014cm" svg:x="8.678cm" svg:y="17.657cm">
        <text:p/>
        <draw:enhanced-geometry svg:viewBox="0 0 21600 21600" draw:type="mso-spt202" draw:enhanced-path="M 0 0 L 21600 0 21600 21600 0 21600 0 0 Z N"/>
      </draw:custom-shape>
      <draw:frame presentation:style-name="Mpr1" draw:layer="backgroundobjects" svg:width="5.923cm" svg:height="1.009cm" svg:x="18.202cm" svg:y="17.656cm" presentation:class="page-number">
        <draw:text-box>
          <text:list text:style-name="ML1">
            <text:list-header>
              <text:p><text:span text:style-name="MT2"><text:page-number>&lt;numer&gt;</text:page-number></text:span></text:p>
            </text:list-header>
          </text:list>
        </draw:text-box>
      </draw:frame>
      <presentation:notes style:page-layout-name="PM0">
        <draw:rect draw:style-name="Mgr4" draw:text-style-name="MP4" draw:layer="backgroundobjects" svg:width="19.05cm" svg:height="25.4cm" svg:x="0cm" svg:y="0cm">
          <text:p/>
        </draw:rect>
        <draw:page-thumbnail presentation:style-name="Domyślnie-title" draw:layer="backgroundobjects" svg:width="32.773cm" svg:height="34.7cm" svg:x="-32.774cm" svg:y="-32.769cm" presentation:class="page"/>
        <draw:frame presentation:style-name="Domyślnie-notes" draw:layer="backgroundobjects" svg:width="15.236cm" svg:height="11.426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Slajd 1</dc:title>
    <meta:initial-creator>Łukasz</meta:initial-creator>
    <meta:creation-date>2014-10-12T08:38:30</meta:creation-date>
    <dc:date>2015-01-09T14:15:22.83</dc:date>
    <meta:editing-cycles>49</meta:editing-cycles>
    <meta:editing-duration>PT7H33M14S</meta:editing-duration>
    <meta:generator>OpenOffice/4.1.1$Win32 OpenOffice.org_project/411m6$Build-9775</meta:generator>
    <dc:creator>Roman Tsiselskyyy</dc:creator>
    <meta:document-statistic meta:object-count="27"/>
  </office:meta>
</office:document-meta>
</file>